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5">
      <style:paragraph-properties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Давайте рассмотрим ключевые продвинутые темы JavaScript, включая модули, инструменты сборки, тестирование, работу с фреймворками и оптимизацию производительности.</text:p>
      <text:h text:style-name="P5" text:outline-level="3">Часть 4: Продвинутые темы</text:h>
      <text:h text:style-name="P6" text:outline-level="4">4.1 Модули и инструменты сборки</text:h>
      <text:p text:style-name="P1">Модули в JavaScript позволяют организовать код в отдельные файлы для лучшей организации, повторного использования и поддержки. Инструменты сборки, такие как Webpack или Rollup, помогают объединить модули в единый файл для оптимизации загрузки и работы приложения.</text:p>
      <text:h text:style-name="P6" text:outline-level="4">4.2 Тестирование и отладка</text:h>
      <text:p text:style-name="P1">Тестирование JavaScript-кода важно для обеспечения его качества и надежности. Инструменты для модульного тестирования, например, Jest или Mocha, позволяют писать и запускать тесты для проверки корректности кода. Отладчики, такие как Chrome DevTools, помогают выявлять и исправлять ошибки в JavaScript.</text:p>
      <text:h text:style-name="P6" text:outline-level="4">4.3 Фреймворки и библиотеки</text:h>
      <text:p text:style-name="P1">Существует множество JavaScript-фреймворков и библиотек, облегчающих разработку веб-приложений. React, Angular, Vue.js и другие предоставляют инструменты для создания масштабируемых и эффективных приложений.</text:p>
      <text:h text:style-name="P6" text:outline-level="4">4.4 Оптимизация производительности</text:h>
      <text:p text:style-name="P1">Оптимизация производительности JavaScript-приложений включает в себя работу с алгоритмами, улучшение работы с памятью, оптимизацию работы с сетью, кэширование данных и минимизацию запросов.</text:p>
      <text:h text:style-name="P6" text:outline-level="4">Практический пример:</text:h>
      <text:h text:style-name="P2" text:outline-level="5">Использование модулей:</text:h>
      <text:p text:style-name="P4">javascriptCopy code</text:p>
      <text:p text:style-name="P4"><text:span text:style-name="Source_20_Text">// Экспорт из модуля "module.js"</text:span></text:p>
      <text:p text:style-name="P4"><text:span text:style-name="Source_20_Text">export function add(a, b) {</text:span></text:p>
      <text:p text:style-name="P4"><text:span text:style-name="Source_20_Text"><text:s text:c="2"/>return a + b;</text:span></text:p>
      <text:p text:style-name="P4"><text:span text:style-name="Source_20_Text">}</text:span></text:p>
      <text:p text:style-name="P4"/>
      <text:p text:style-name="P4"><text:span text:style-name="Source_20_Text">// Импорт в другом файле</text:span></text:p>
      <text:p text:style-name="P4"><text:span text:style-name="Source_20_Text">import { add } from './module.js';</text:span></text:p>
      <text:p text:style-name="P3"><text:span text:style-name="Source_20_Text">console.log(add(2, 3)); // Выведет 5</text:span></text:p>
      <text:h text:style-name="P2" text:outline-level="5">Тестирование с Jest:</text:h>
      <text:p text:style-name="P4">javascriptCopy code</text:p>
      <text:p text:style-name="P4"><text:span text:style-name="Source_20_Text">// Пример теста для функции add</text:span></text:p>
      <text:p text:style-name="P4"><text:span text:style-name="Source_20_Text">function add(a, b) {</text:span></text:p>
      <text:p text:style-name="P4"><text:span text:style-name="Source_20_Text"><text:s text:c="2"/>return a + b;</text:span></text:p>
      <text:p text:style-name="P4"><text:span text:style-name="Source_20_Text">}</text:span></text:p>
      <text:p text:style-name="P4"/>
      <text:p text:style-name="P4"><text:span text:style-name="Source_20_Text">test('Сложение чисел', () =&gt; {</text:span></text:p>
      <text:p text:style-name="P4"><text:span text:style-name="Source_20_Text"><text:s text:c="2"/>expect(add(2, 3)).toBe(5);</text:span></text:p>
      <text:p text:style-name="P3"><text:soft-page-break/><text:span text:style-name="Source_20_Text">});</text:span></text:p>
      <text:h text:style-name="P2" text:outline-level="5">Использование фреймворка React:</text:h>
      <text:p text:style-name="P4">javascriptCopy code</text:p>
      <text:p text:style-name="P4"><text:span text:style-name="Source_20_Text">// Пример компонента на React</text:span></text:p>
      <text:p text:style-name="P4"><text:span text:style-name="Source_20_Text">import React from 'react';</text:span></text:p>
      <text:p text:style-name="P4"/>
      <text:p text:style-name="P4"><text:span text:style-name="Source_20_Text">function App() {</text:span></text:p>
      <text:p text:style-name="P4"><text:span text:style-name="Source_20_Text"><text:s text:c="2"/>return &lt;h1&gt;Hello, world!&lt;/h1&gt;;</text:span></text:p>
      <text:p text:style-name="P4"><text:span text:style-name="Source_20_Text">}</text:span></text:p>
      <text:p text:style-name="P4"/>
      <text:p text:style-name="P3"><text:span text:style-name="Source_20_Text">export default App;</text:span></text:p>
      <text:p text:style-name="P1">Эти инструменты и техники являются важными для создания высококачественных приложений, готовых к производству, и обеспечивают эффективную разработку и поддержку JavaScript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1:41:46.28</dc:date>
    <meta:document-statistic meta:table-count="0" meta:image-count="0" meta:object-count="0" meta:page-count="2" meta:paragraph-count="38" meta:word-count="262" meta:character-count="2019"/>
    <dc:creator>Dima Wide</dc:creator>
    <meta:user-defined meta:name="Info 1"/>
    <meta:user-defined meta:name="Info 2"/>
    <meta:user-defined meta:name="Info 3"/>
    <meta:user-defined meta:name="Info 4"/>
  </office:meta>
</office:document-meta>
</file>